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ZEA ZAMANTH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45504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3605522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LINDO BAITA, ALEXIS ANDR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53899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5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5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54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3/09/2021</text:p>
          </table:table-cell>
          <table:table-cell table:style-name="Tabla2.A2" office:value-type="string">
            <text:p text:style-name="P9">44636094</text:p>
          </table:table-cell>
          <table:table-cell table:style-name="Tabla2.A2" office:value-type="string">
            <text:p text:style-name="P9">6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5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14:29:5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